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text/xml" manifest:full-path="styles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88cm"/>
    </style:style>
    <style:style style:name="co2" style:family="table-column">
      <style:table-column-properties fo:break-before="auto" style:column-width="1.921cm"/>
    </style:style>
    <style:style style:name="co3" style:family="table-column">
      <style:table-column-properties fo:break-before="auto" style:column-width="1.993cm"/>
    </style:style>
    <style:style style:name="co4" style:family="table-column">
      <style:table-column-properties fo:break-before="auto" style:column-width="2.228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18cm"/>
    </style:style>
    <style:style style:name="ro1" style:family="table-row">
      <style:table-row-properties style:row-height="0.42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08"/>
    <style:style style:name="ce2" style:family="table-cell" style:parent-style-name="Default" style:data-style-name="N2"/>
    <style:style style:name="gr1" style:family="graphic">
      <style:graphic-properties draw:stroke="none" draw:fill="none" draw:ole-draw-aspect="1"/>
    </style:style>
  </office:automatic-styles>
  <office:body>
    <office:spreadsheet>
      <table:table table:name="FCC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row table:style-name="ro1">
          <table:table-cell office:value-type="string">
            <text:p>fcc</text:p>
          </table:table-cell>
          <table:table-cell office:value-type="string">
            <text:p><text:s/>ICD <text:s text:c="6"/></text:p>
          </table:table-cell>
          <table:table-cell office:value-type="string">
            <text:p><text:s text:c="4"/>ETMD <text:s text:c="2"/></text:p>
          </table:table-cell>
          <table:table-cell office:value-type="string">
            <text:p><text:s/>ICD <text:s text:c="6"/></text:p>
          </table:table-cell>
          <table:table-cell office:value-type="string">
            <text:p><text:s text:c="5"/>ETMD <text:s/></text:p>
          </table:table-cell>
          <table:table-cell office:value-type="string">
            <text:p><text:s text:c="5"/>ICD <text:s text:c="2"/></text:p>
          </table:table-cell>
          <table:table-cell office:value-type="string">
            <text:p><text:s text:c="5"/>ETMD <text:s/></text:p>
          </table:table-cell>
          <table:table-cell office:value-type="string">
            <text:p><text:s text:c="5"/>ICD <text:s text:c="2"/></text:p>
          </table:table-cell>
          <table:table-cell office:value-type="string">
            <text:p><text:s text:c="5"/>ETMD <text:s/></text:p>
          </table:table-cell>
          <table:table-cell office:value-type="string">
            <text:p><text:s text:c="4"/>ICD <text:s text:c="3"/></text:p>
          </table:table-cell>
          <table:table-cell office:value-type="string">
            <text:p><text:s/>ETMD\\ 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00185614277">
            <text:p>1.856E-04</text:p>
          </table:table-cell>
          <table:table-cell office:value-type="float" office:value="0.000172747648">
            <text:p>1.727E-04</text:p>
          </table:table-cell>
          <table:table-cell office:value-type="float" office:value="0.000143683312">
            <text:p>1.437E-04</text:p>
          </table:table-cell>
          <table:table-cell office:value-type="float" office:value="0.0000541579684">
            <text:p>5.416E-05</text:p>
          </table:table-cell>
          <table:table-cell office:value-type="float" office:value="0.0000787711542">
            <text:p>7.877E-05</text:p>
          </table:table-cell>
          <table:table-cell office:value-type="float" office:value="0.000024517456">
            <text:p>2.452E-05</text:p>
          </table:table-cell>
          <table:table-cell office:value-type="float" office:value="0.0000464472323">
            <text:p>4.645E-05</text:p>
          </table:table-cell>
          <table:table-cell office:value-type="float" office:value="0.0000132430068">
            <text:p>1.324E-05</text:p>
          </table:table-cell>
          <table:table-cell office:value-type="float" office:value="0.0000290736389">
            <text:p>2.907E-05</text:p>
          </table:table-cell>
          <table:table-cell office:value-type="float" office:value="0.00000797490793">
            <text:p>7.975E-0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0033271953">
            <text:p>3.327E-04</text:p>
          </table:table-cell>
          <table:table-cell office:value-type="float" office:value="0.000273809332">
            <text:p>2.738E-04</text:p>
          </table:table-cell>
          <table:table-cell office:value-type="float" office:value="0.000241750124">
            <text:p>2.418E-04</text:p>
          </table:table-cell>
          <table:table-cell office:value-type="float" office:value="0.0000991977358">
            <text:p>9.920E-05</text:p>
          </table:table-cell>
          <table:table-cell office:value-type="float" office:value="0.000143434139">
            <text:p>1.434E-04</text:p>
          </table:table-cell>
          <table:table-cell office:value-type="float" office:value="0.0000497948968">
            <text:p>4.979E-05</text:p>
          </table:table-cell>
          <table:table-cell office:value-type="float" office:value="0.0000902315223">
            <text:p>9.023E-05</text:p>
          </table:table-cell>
          <table:table-cell office:value-type="float" office:value="0.0000290279022">
            <text:p>2.903E-05</text:p>
          </table:table-cell>
          <table:table-cell office:value-type="float" office:value="0.0000596456775">
            <text:p>5.965E-05</text:p>
          </table:table-cell>
          <table:table-cell office:value-type="float" office:value="0.0000185266254">
            <text:p>1.853E-0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00422675163">
            <text:p>4.227E-04</text:p>
          </table:table-cell>
          <table:table-cell office:value-type="float" office:value="0.00033181085">
            <text:p>3.318E-04</text:p>
          </table:table-cell>
          <table:table-cell office:value-type="float" office:value="0.000309935247">
            <text:p>3.099E-04</text:p>
          </table:table-cell>
          <table:table-cell office:value-type="float" office:value="0.000129867447">
            <text:p>1.299E-04</text:p>
          </table:table-cell>
          <table:table-cell office:value-type="float" office:value="0.000193297048">
            <text:p>1.933E-04</text:p>
          </table:table-cell>
          <table:table-cell office:value-type="float" office:value="0.0000692849426">
            <text:p>6.928E-05</text:p>
          </table:table-cell>
          <table:table-cell/>
          <table:table-cell office:value-type="float" office:value="0.0000424014906">
            <text:p>4.240E-05</text:p>
          </table:table-cell>
          <table:table-cell office:value-type="float" office:value="0.0000872369346">
            <text:p>8.724E-05</text:p>
          </table:table-cell>
          <table:table-cell office:value-type="float" office:value="0.0000281492703">
            <text:p>2.815E-0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00481460011">
            <text:p>4.815E-04</text:p>
          </table:table-cell>
          <table:table-cell office:value-type="float" office:value="0.000368715031">
            <text:p>3.687E-04</text:p>
          </table:table-cell>
          <table:table-cell office:value-type="float" office:value="0.000357929006">
            <text:p>3.579E-04</text:p>
          </table:table-cell>
          <table:table-cell office:value-type="float" office:value="0.000151360873">
            <text:p>1.514E-04</text:p>
          </table:table-cell>
          <table:table-cell office:value-type="float" office:value="0.000230869977">
            <text:p>2.309E-04</text:p>
          </table:table-cell>
          <table:table-cell office:value-type="float" office:value="0.0000840284483">
            <text:p>8.403E-05</text:p>
          </table:table-cell>
          <table:table-cell office:value-type="float" office:value="0.000156460344">
            <text:p>1.565E-04</text:p>
          </table:table-cell>
          <table:table-cell office:value-type="float" office:value="0.0000531667356">
            <text:p>5.317E-05</text:p>
          </table:table-cell>
          <table:table-cell office:value-type="float" office:value="0.000110403445">
            <text:p>1.104E-04</text:p>
          </table:table-cell>
          <table:table-cell office:value-type="float" office:value="0.0000363029321">
            <text:p>3.630E-0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00522626739">
            <text:p>5.226E-04</text:p>
          </table:table-cell>
          <table:table-cell office:value-type="float" office:value="0.000394118892">
            <text:p>3.941E-04</text:p>
          </table:table-cell>
          <table:table-cell office:value-type="float" office:value="0.00039314176">
            <text:p>3.931E-04</text:p>
          </table:table-cell>
          <table:table-cell office:value-type="float" office:value="0.000167095466">
            <text:p>1.671E-04</text:p>
          </table:table-cell>
          <table:table-cell office:value-type="float" office:value="0.000259713532">
            <text:p>2.597E-04</text:p>
          </table:table-cell>
          <table:table-cell office:value-type="float" office:value="0.000095387426">
            <text:p>9.539E-05</text:p>
          </table:table-cell>
          <table:table-cell office:value-type="float" office:value="0.000179979455">
            <text:p>1.800E-04</text:p>
          </table:table-cell>
          <table:table-cell office:value-type="float" office:value="0.0000618283229">
            <text:p>6.183E-05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00552904094">
            <text:p>5.529E-04</text:p>
          </table:table-cell>
          <table:table-cell office:value-type="float" office:value="0.000412626599">
            <text:p>4.126E-04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>
            <text:p>Prozentual</text:p>
          </table:table-cell>
          <table:table-cell office:value-type="string">
            <text:p>ETMD/ICD+ETMD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/>
          <table:table-cell table:style-name="ce2" table:formula="of:=[.C2]/([.B2]+[.C2]) * 100" office:value-type="float" office:value="48.2047996588923">
            <text:p>48.20</text:p>
          </table:table-cell>
          <table:table-cell table:style-name="ce2" table:formula="of:=[.D2]/([.C2]+[.D2]) * 100" office:value-type="float" office:value="45.4074759309266">
            <text:p>45.41</text:p>
          </table:table-cell>
          <table:table-cell table:style-name="ce2" table:formula="of:=[.E2]/([.D2]+[.E2]) * 100" office:value-type="float" office:value="27.3744530416009">
            <text:p>27.37</text:p>
          </table:table-cell>
          <table:table-cell table:style-name="ce2" table:formula="of:=[.F2]/([.E2]+[.F2]) * 100" office:value-type="float" office:value="59.2580110808615">
            <text:p>59.26</text:p>
          </table:table-cell>
          <table:table-cell table:style-name="ce2" table:formula="of:=[.G2]/([.F2]+[.G2]) * 100" office:value-type="float" office:value="23.7368437357481">
            <text:p>23.74</text:p>
          </table:table-cell>
          <table:table-cell table:style-name="ce2" table:formula="of:=[.H2]/([.G2]+[.H2]) * 100" office:value-type="float" office:value="65.4511890528518">
            <text:p>65.45</text:p>
          </table:table-cell>
          <table:table-cell table:style-name="ce2" table:formula="of:=[.I2]/([.H2]+[.I2]) * 100" office:value-type="float" office:value="22.1862183828981">
            <text:p>22.19</text:p>
          </table:table-cell>
          <table:table-cell table:style-name="ce2" table:formula="of:=[.J2]/([.I2]+[.J2]) * 100" office:value-type="float" office:value="68.7049703941917">
            <text:p>68.70</text:p>
          </table:table-cell>
          <table:table-cell table:style-name="ce2" table:formula="of:=[.K2]/([.J2]+[.K2]) * 100" office:value-type="float" office:value="21.5255620324151">
            <text:p>21.53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table:style-name="ce2" table:formula="of:=[.C3]/([.B3]+[.C3]) * 100" office:value-type="float" office:value="45.143660780977">
            <text:p>45.14</text:p>
          </table:table-cell>
          <table:table-cell table:style-name="ce2" table:formula="of:=[.D3]/([.C3]+[.D3]) * 100" office:value-type="float" office:value="46.8908330914214">
            <text:p>46.89</text:p>
          </table:table-cell>
          <table:table-cell table:style-name="ce2" table:formula="of:=[.E3]/([.D3]+[.E3]) * 100" office:value-type="float" office:value="29.0946937922383">
            <text:p>29.09</text:p>
          </table:table-cell>
          <table:table-cell table:style-name="ce2" table:formula="of:=[.F3]/([.E3]+[.F3]) * 100" office:value-type="float" office:value="59.1159504983555">
            <text:p>59.12</text:p>
          </table:table-cell>
          <table:table-cell table:style-name="ce2" table:formula="of:=[.G3]/([.F3]+[.G3]) * 100" office:value-type="float" office:value="25.7698831823286">
            <text:p>25.77</text:p>
          </table:table-cell>
          <table:table-cell table:style-name="ce2" table:formula="of:=[.H3]/([.G3]+[.H3]) * 100" office:value-type="float" office:value="64.4389272252696">
            <text:p>64.44</text:p>
          </table:table-cell>
          <table:table-cell table:style-name="ce2" table:formula="of:=[.I3]/([.H3]+[.I3]) * 100" office:value-type="float" office:value="24.3401327163037">
            <text:p>24.34</text:p>
          </table:table-cell>
          <table:table-cell table:style-name="ce2" table:formula="of:=[.J3]/([.I3]+[.J3]) * 100" office:value-type="float" office:value="67.2643167240941">
            <text:p>67.26</text:p>
          </table:table-cell>
          <table:table-cell table:style-name="ce2" table:formula="of:=[.K3]/([.J3]+[.K3]) * 100" office:value-type="float" office:value="23.6997308672097">
            <text:p>23.70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table:style-name="ce2" table:formula="of:=[.C4]/([.B4]+[.C4]) * 100" office:value-type="float" office:value="43.9783964557074">
            <text:p>43.98</text:p>
          </table:table-cell>
          <table:table-cell table:style-name="ce2" table:formula="of:=[.D4]/([.C4]+[.D4]) * 100" office:value-type="float" office:value="48.2956185396169">
            <text:p>48.30</text:p>
          </table:table-cell>
          <table:table-cell table:style-name="ce2" table:formula="of:=[.E4]/([.D4]+[.E4]) * 100" office:value-type="float" office:value="29.5285701455935">
            <text:p>29.53</text:p>
          </table:table-cell>
          <table:table-cell table:style-name="ce2" table:formula="of:=[.F4]/([.E4]+[.F4]) * 100" office:value-type="float" office:value="59.8138257731562">
            <text:p>59.81</text:p>
          </table:table-cell>
          <table:table-cell table:style-name="ce2" table:formula="of:=[.G4]/([.F4]+[.G4]) * 100" office:value-type="float" office:value="26.3860223017138">
            <text:p>26.39</text:p>
          </table:table-cell>
          <table:table-cell table:style-name="ce2" table:formula="of:=[.H4]/([.G4]+[.H4]) * 100" office:value-type="float" office:value="0">
            <text:p>0.00</text:p>
          </table:table-cell>
          <table:table-cell table:style-name="ce2" table:formula="of:=[.I4]/([.H4]+[.I4]) * 100" office:value-type="float" office:value="100">
            <text:p>100.00</text:p>
          </table:table-cell>
          <table:table-cell table:style-name="ce2" table:formula="of:=[.J4]/([.I4]+[.J4]) * 100" office:value-type="float" office:value="67.2924979344782">
            <text:p>67.29</text:p>
          </table:table-cell>
          <table:table-cell table:style-name="ce2" table:formula="of:=[.K4]/([.J4]+[.K4]) * 100" office:value-type="float" office:value="24.3956981897409">
            <text:p>24.40</text:p>
          </table:table-cell>
        </table:table-row>
        <table:table-row table:style-name="ro1">
          <table:table-cell office:value-type="float" office:value="5">
            <text:p>5</text:p>
          </table:table-cell>
          <table:table-cell/>
          <table:table-cell table:style-name="ce2" table:formula="of:=[.C5]/([.B5]+[.C5]) * 100" office:value-type="float" office:value="43.3693078230824">
            <text:p>43.37</text:p>
          </table:table-cell>
          <table:table-cell table:style-name="ce2" table:formula="of:=[.D5]/([.C5]+[.D5]) * 100" office:value-type="float" office:value="49.2578192037101">
            <text:p>49.26</text:p>
          </table:table-cell>
          <table:table-cell table:style-name="ce2" table:formula="of:=[.E5]/([.D5]+[.E5]) * 100" office:value-type="float" office:value="29.7199844805869">
            <text:p>29.72</text:p>
          </table:table-cell>
          <table:table-cell table:style-name="ce2" table:formula="of:=[.F5]/([.E5]+[.F5]) * 100" office:value-type="float" office:value="60.4006654617229">
            <text:p>60.40</text:p>
          </table:table-cell>
          <table:table-cell table:style-name="ce2" table:formula="of:=[.G5]/([.F5]+[.G5]) * 100" office:value-type="float" office:value="26.6843024762499">
            <text:p>26.68</text:p>
          </table:table-cell>
          <table:table-cell table:style-name="ce2" table:formula="of:=[.H5]/([.G5]+[.H5]) * 100" office:value-type="float" office:value="65.0593079634339">
            <text:p>65.06</text:p>
          </table:table-cell>
          <table:table-cell table:style-name="ce2" table:formula="of:=[.I5]/([.H5]+[.I5]) * 100" office:value-type="float" office:value="25.3625322174264">
            <text:p>25.36</text:p>
          </table:table-cell>
          <table:table-cell table:style-name="ce2" table:formula="of:=[.J5]/([.I5]+[.J5]) * 100" office:value-type="float" office:value="67.4960708577955">
            <text:p>67.50</text:p>
          </table:table-cell>
          <table:table-cell table:style-name="ce2" table:formula="of:=[.K5]/([.J5]+[.K5]) * 100" office:value-type="float" office:value="24.7452992961953">
            <text:p>24.75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table:style-name="ce2" table:formula="of:=[.C6]/([.B6]+[.C6]) * 100" office:value-type="float" office:value="42.9910848410686">
            <text:p>42.99</text:p>
          </table:table-cell>
          <table:table-cell table:style-name="ce2" table:formula="of:=[.D6]/([.C6]+[.D6]) * 100" office:value-type="float" office:value="49.9379410111811">
            <text:p>49.94</text:p>
          </table:table-cell>
          <table:table-cell table:style-name="ce2" table:formula="of:=[.E6]/([.D6]+[.E6]) * 100" office:value-type="float" office:value="29.8258413124443">
            <text:p>29.83</text:p>
          </table:table-cell>
          <table:table-cell table:style-name="ce2" table:formula="of:=[.F6]/([.E6]+[.F6]) * 100" office:value-type="float" office:value="60.8500601479822">
            <text:p>60.85</text:p>
          </table:table-cell>
          <table:table-cell table:style-name="ce2" table:formula="of:=[.G6]/([.F6]+[.G6]) * 100" office:value-type="float" office:value="26.8620581981083">
            <text:p>26.86</text:p>
          </table:table-cell>
          <table:table-cell table:style-name="ce2" table:formula="of:=[.H6]/([.G6]+[.H6]) * 100" office:value-type="float" office:value="65.3598771015604">
            <text:p>65.36</text:p>
          </table:table-cell>
          <table:table-cell table:style-name="ce2" table:formula="of:=[.I6]/([.H6]+[.I6]) * 100" office:value-type="float" office:value="25.569203537187">
            <text:p>25.57</text:p>
          </table:table-cell>
          <table:table-cell table:style-name="ce2" table:formula="of:=[.J6]/([.I6]+[.J6]) * 100" office:value-type="float" office:value="0">
            <text:p>0.00</text:p>
          </table:table-cell>
          <table:table-cell table:style-name="ce2" table:formula="of:=[.K6]/([.J6]+[.K6]) * 100" office:value-type="float" office:value="0">
            <text:p>#DIV/0!</text:p>
          </table:table-cell>
        </table:table-row>
        <table:table-row table:style-name="ro1">
          <table:table-cell office:value-type="float" office:value="7">
            <text:p>7</text:p>
          </table:table-cell>
          <table:table-cell/>
          <table:table-cell table:style-name="ce2" table:formula="of:=[.C7]/([.B7]+[.C7]) * 100" office:value-type="float" office:value="42.7357309292704">
            <text:p>42.74</text:p>
          </table:table-cell>
          <table:table-cell table:style-name="ce2" table:formula="of:=[.D7]/([.C7]+[.D7]) * 100" office:value-type="float" office:value="0">
            <text:p>0.00</text:p>
          </table:table-cell>
          <table:table-cell table:style-name="ce2" table:formula="of:=[.E7]/([.D7]+[.E7]) * 100" office:value-type="float" office:value="0">
            <text:p>#DIV/0!</text:p>
          </table:table-cell>
          <table:table-cell table:style-name="ce2" table:formula="of:=[.F7]/([.E7]+[.F7]) * 100" office:value-type="float" office:value="0">
            <text:p>#DIV/0!</text:p>
          </table:table-cell>
          <table:table-cell table:style-name="ce2" table:formula="of:=[.G7]/([.F7]+[.G7]) * 100" office:value-type="float" office:value="0">
            <text:p>#DIV/0!</text:p>
          </table:table-cell>
          <table:table-cell table:style-name="ce2" table:formula="of:=[.H7]/([.G7]+[.H7]) * 100" office:value-type="float" office:value="0">
            <text:p>#DIV/0!</text:p>
          </table:table-cell>
          <table:table-cell table:style-name="ce2" table:formula="of:=[.I7]/([.H7]+[.I7]) * 100" office:value-type="float" office:value="0">
            <text:p>#DIV/0!</text:p>
          </table:table-cell>
          <table:table-cell table:style-name="ce2" table:formula="of:=[.J7]/([.I7]+[.J7]) * 100" office:value-type="float" office:value="0">
            <text:p>#DIV/0!</text:p>
          </table:table-cell>
          <table:table-cell table:style-name="ce2" table:formula="of:=[.K7]/([.J7]+[.K7]) * 100" office:value-type="float" office:value="0">
            <text:p>#DIV/0!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>
            <text:p>absolut (nicht</text:p>
          </table:table-cell>
          <table:table-cell office:value-type="string">
            <text:p>pro Ar Atom)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table:formula="of:=[.B2]*42" office:value-type="float" office:value="0.007795799634">
            <text:p>7.796E-03</text:p>
          </table:table-cell>
          <table:table-cell table:formula="of:=[.C2]*42" office:value-type="float" office:value="0.007255401216">
            <text:p>7.255E-03</text:p>
          </table:table-cell>
          <table:table-cell table:formula="of:=[.D2]*42" office:value-type="float" office:value="0.006034699104">
            <text:p>6.035E-03</text:p>
          </table:table-cell>
          <table:table-cell table:formula="of:=[.E2]*42" office:value-type="float" office:value="0.0022746346728">
            <text:p>2.275E-03</text:p>
          </table:table-cell>
          <table:table-cell table:formula="of:=[.F2]*42" office:value-type="float" office:value="0.0033083884764">
            <text:p>3.308E-03</text:p>
          </table:table-cell>
          <table:table-cell table:formula="of:=[.G2]*42" office:value-type="float" office:value="0.001029733152">
            <text:p>1.030E-03</text:p>
          </table:table-cell>
          <table:table-cell table:formula="of:=[.H2]*42" office:value-type="float" office:value="0.0019507837566">
            <text:p>1.951E-03</text:p>
          </table:table-cell>
          <table:table-cell table:formula="of:=[.I2]*42" office:value-type="float" office:value="0.0005562062856">
            <text:p>5.562E-04</text:p>
          </table:table-cell>
          <table:table-cell table:formula="of:=[.J2]*42" office:value-type="float" office:value="0.0012210928338">
            <text:p>1.221E-03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[.B3]*92" office:value-type="float" office:value="0.03061019676">
            <text:p>3.061E-02</text:p>
          </table:table-cell>
          <table:table-cell table:formula="of:=[.C3]*92" office:value-type="float" office:value="0.025190458544">
            <text:p>2.519E-02</text:p>
          </table:table-cell>
          <table:table-cell table:formula="of:=[.D3]*92" office:value-type="float" office:value="0.022241011408">
            <text:p>2.224E-02</text:p>
          </table:table-cell>
          <table:table-cell table:formula="of:=[.E3]*92" office:value-type="float" office:value="0.0091261916936">
            <text:p>9.126E-03</text:p>
          </table:table-cell>
          <table:table-cell table:formula="of:=[.F3]*92" office:value-type="float" office:value="0.013195940788">
            <text:p>1.320E-02</text:p>
          </table:table-cell>
          <table:table-cell table:formula="of:=[.G3]*92" office:value-type="float" office:value="0.0045811305056">
            <text:p>4.581E-03</text:p>
          </table:table-cell>
          <table:table-cell table:formula="of:=[.H3]*92" office:value-type="float" office:value="0.0083013000516">
            <text:p>8.301E-03</text:p>
          </table:table-cell>
          <table:table-cell table:formula="of:=[.I3]*92" office:value-type="float" office:value="0.0026705670024">
            <text:p>2.671E-03</text:p>
          </table:table-cell>
          <table:table-cell table:formula="of:=[.J3]*92" office:value-type="float" office:value="0.00548740233">
            <text:p>5.487E-03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[.B4]*162" office:value-type="float" office:value="0.068473376406">
            <text:p>6.847E-02</text:p>
          </table:table-cell>
          <table:table-cell table:formula="of:=[.C4]*162" office:value-type="float" office:value="0.0537533577">
            <text:p>5.375E-02</text:p>
          </table:table-cell>
          <table:table-cell table:formula="of:=[.D4]*162" office:value-type="float" office:value="0.050209510014">
            <text:p>5.021E-02</text:p>
          </table:table-cell>
          <table:table-cell table:formula="of:=[.E4]*162" office:value-type="float" office:value="0.021038526414">
            <text:p>2.104E-02</text:p>
          </table:table-cell>
          <table:table-cell table:formula="of:=[.F4]*162" office:value-type="float" office:value="0.031314121776">
            <text:p>3.131E-02</text:p>
          </table:table-cell>
          <table:table-cell table:formula="of:=[.G4]*162" office:value-type="float" office:value="0.0112241607012">
            <text:p>1.122E-02</text:p>
          </table:table-cell>
          <table:table-cell table:formula="of:=[.H4]*162" office:value-type="float" office:value="0">
            <text:p>0.000E+00</text:p>
          </table:table-cell>
          <table:table-cell table:formula="of:=[.I4]*162" office:value-type="float" office:value="0.0068690414772">
            <text:p>6.869E-03</text:p>
          </table:table-cell>
          <table:table-cell table:formula="of:=[.J4]*162" office:value-type="float" office:value="0.0141323834052">
            <text:p>1.413E-02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table:formula="of:=[.B5]*252" office:value-type="float" office:value="0.121327922772">
            <text:p>1.213E-01</text:p>
          </table:table-cell>
          <table:table-cell table:formula="of:=[.C5]*252" office:value-type="float" office:value="0.092916187812">
            <text:p>9.292E-02</text:p>
          </table:table-cell>
          <table:table-cell table:formula="of:=[.D5]*252" office:value-type="float" office:value="0.090198109512">
            <text:p>9.020E-02</text:p>
          </table:table-cell>
          <table:table-cell table:formula="of:=[.E5]*252" office:value-type="float" office:value="0.038142939996">
            <text:p>3.814E-02</text:p>
          </table:table-cell>
          <table:table-cell table:formula="of:=[.F5]*252" office:value-type="float" office:value="0.058179234204">
            <text:p>5.818E-02</text:p>
          </table:table-cell>
          <table:table-cell table:formula="of:=[.G5]*252" office:value-type="float" office:value="0.0211751689716">
            <text:p>2.118E-02</text:p>
          </table:table-cell>
          <table:table-cell table:formula="of:=[.H5]*252" office:value-type="float" office:value="0.039428006688">
            <text:p>3.943E-02</text:p>
          </table:table-cell>
          <table:table-cell table:formula="of:=[.I5]*252" office:value-type="float" office:value="0.0133980173712">
            <text:p>1.340E-02</text:p>
          </table:table-cell>
          <table:table-cell table:formula="of:=[.J5]*252" office:value-type="float" office:value="0.02782166814">
            <text:p>2.782E-02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table:formula="of:=[.B6]*362" office:value-type="float" office:value="0.189190879518">
            <text:p>1.892E-01</text:p>
          </table:table-cell>
          <table:table-cell table:formula="of:=[.C6]*362" office:value-type="float" office:value="0.142671038904">
            <text:p>1.427E-01</text:p>
          </table:table-cell>
          <table:table-cell table:formula="of:=[.D6]*362" office:value-type="float" office:value="0.14231731712">
            <text:p>1.423E-01</text:p>
          </table:table-cell>
          <table:table-cell table:formula="of:=[.E6]*362" office:value-type="float" office:value="0.060488558692">
            <text:p>6.049E-02</text:p>
          </table:table-cell>
          <table:table-cell table:formula="of:=[.F6]*362" office:value-type="float" office:value="0.094016298584">
            <text:p>9.402E-02</text:p>
          </table:table-cell>
          <table:table-cell table:formula="of:=[.G6]*362" office:value-type="float" office:value="0.034530248212">
            <text:p>3.453E-02</text:p>
          </table:table-cell>
          <table:table-cell table:formula="of:=[.H6]*362" office:value-type="float" office:value="0.06515256271">
            <text:p>6.515E-02</text:p>
          </table:table-cell>
          <table:table-cell table:formula="of:=[.I6]*362" office:value-type="float" office:value="0.0223818528898">
            <text:p>2.238E-02</text:p>
          </table:table-cell>
          <table:table-cell table:formula="of:=[.J6]*362" office:value-type="float" office:value="0">
            <text:p>0.000E+00</text:p>
          </table:table-cell>
          <table:table-cell/>
        </table:table-row>
        <table:table-row table:style-name="ro1">
          <table:table-cell>
            <draw:frame table:end-cell-address="FCC.K55" table:end-x="0.545cm" table:end-y="0.13cm" draw:z-index="0" draw:style-name="gr1" svg:width="18.839cm" svg:height="11.614cm" svg:x="0.236cm" svg:y="0.374cm">
              <draw:object draw:notify-on-update-of-ranges="FCC.A22:FCC.A26 FCC.B22:FCC.B26 FCC.A22:FCC.A26 FCC.C22:FCC.C26 FCC.A22:FCC.A26 FCC.D22:FCC.D26 FCC.A22:FCC.A26 FCC.E22:FCC.E26 FCC.A22:FCC.A26 FCC.F22:FCC.F26 FCC.A22:FCC.A26 FCC.G22:FCC.G26 FCC.A22:FCC.A26 FCC.H22:FCC.H26 FCC.A22:FCC.A26 FCC.I22:FCC.I26 FCC.A22:FCC.A26 FCC.J22:FCC.J26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"/>
        </table:table-row>
        <table:table-row table:style-name="ro1" table:number-rows-repeated="6549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Ikosaeder" table:style-name="ta1" table:print="false">
        <table:table-column table:style-name="co6" table:default-cell-style-name="Default"/>
        <table:table-column table:style-name="co5" table:number-columns-repeated="10" table:default-cell-style-name="ce1"/>
        <table:table-row table:style-name="ro1">
          <table:table-cell office:value-type="string">
            <text:p>iko</text:p>
          </table:table-cell>
          <table:table-cell office:value-type="string">
            <text:p><text:s/>ICD <text:s text:c="6"/></text:p>
          </table:table-cell>
          <table:table-cell office:value-type="string">
            <text:p><text:s text:c="4"/>ETMD <text:s text:c="2"/></text:p>
          </table:table-cell>
          <table:table-cell office:value-type="string">
            <text:p><text:s/>ICD <text:s text:c="6"/></text:p>
          </table:table-cell>
          <table:table-cell office:value-type="string">
            <text:p><text:s text:c="5"/>ETMD <text:s/></text:p>
          </table:table-cell>
          <table:table-cell office:value-type="string">
            <text:p><text:s text:c="5"/>ICD <text:s text:c="2"/></text:p>
          </table:table-cell>
          <table:table-cell office:value-type="string">
            <text:p><text:s text:c="5"/>ETMD <text:s/></text:p>
          </table:table-cell>
          <table:table-cell office:value-type="string">
            <text:p><text:s text:c="5"/>ICD <text:s text:c="2"/></text:p>
          </table:table-cell>
          <table:table-cell office:value-type="string">
            <text:p><text:s text:c="5"/>ETMD <text:s/></text:p>
          </table:table-cell>
          <table:table-cell office:value-type="string">
            <text:p><text:s text:c="4"/>ICD <text:s text:c="3"/></text:p>
          </table:table-cell>
          <table:table-cell office:value-type="string">
            <text:p><text:s/>ETMD\\ 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0018797876">
            <text:p>1.880E-04</text:p>
          </table:table-cell>
          <table:table-cell office:value-type="float" office:value="0.000118742071">
            <text:p>1.187E-04</text:p>
          </table:table-cell>
          <table:table-cell office:value-type="float" office:value="0.000133608934">
            <text:p>1.336E-04</text:p>
          </table:table-cell>
          <table:table-cell office:value-type="float" office:value="0.000037218244">
            <text:p>3.722E-05</text:p>
          </table:table-cell>
          <table:table-cell office:value-type="float" office:value="0.0000721092802">
            <text:p>7.211E-05</text:p>
          </table:table-cell>
          <table:table-cell office:value-type="float" office:value="0.0000168488004">
            <text:p>1.685E-05</text:p>
          </table:table-cell>
          <table:table-cell office:value-type="float" office:value="0.0000422010999">
            <text:p>4.220E-05</text:p>
          </table:table-cell>
          <table:table-cell office:value-type="float" office:value="0.00000910081144">
            <text:p>9.101E-06</text:p>
          </table:table-cell>
          <table:table-cell office:value-type="float" office:value="0.0000263152542">
            <text:p>2.632E-05</text:p>
          </table:table-cell>
          <table:table-cell office:value-type="float" office:value="0.00000548048865">
            <text:p>5.480E-0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00320662686">
            <text:p>3.207E-04</text:p>
          </table:table-cell>
          <table:table-cell office:value-type="float" office:value="0.00019692503">
            <text:p>1.969E-04</text:p>
          </table:table-cell>
          <table:table-cell office:value-type="float" office:value="0.000221916911">
            <text:p>2.219E-04</text:p>
          </table:table-cell>
          <table:table-cell office:value-type="float" office:value="0.0000713281624">
            <text:p>7.133E-05</text:p>
          </table:table-cell>
          <table:table-cell office:value-type="float" office:value="0.000129925946">
            <text:p>1.299E-04</text:p>
          </table:table-cell>
          <table:table-cell office:value-type="float" office:value="0.0000358050456">
            <text:p>3.581E-05</text:p>
          </table:table-cell>
          <table:table-cell office:value-type="float" office:value="0.0000811747304">
            <text:p>8.117E-05</text:p>
          </table:table-cell>
          <table:table-cell office:value-type="float" office:value="0.0000208725105">
            <text:p>2.087E-05</text:p>
          </table:table-cell>
          <table:table-cell office:value-type="float" office:value="0.0000534806277">
            <text:p>5.348E-05</text:p>
          </table:table-cell>
          <table:table-cell office:value-type="float" office:value="0.0000133215808">
            <text:p>1.332E-0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00400436547">
            <text:p>4.004E-04</text:p>
          </table:table-cell>
          <table:table-cell office:value-type="float" office:value="0.000242948576">
            <text:p>2.429E-04</text:p>
          </table:table-cell>
          <table:table-cell office:value-type="float" office:value="0.000281158107">
            <text:p>2.812E-04</text:p>
          </table:table-cell>
          <table:table-cell office:value-type="float" office:value="0.0000950678732">
            <text:p>9.507E-05</text:p>
          </table:table-cell>
          <table:table-cell office:value-type="float" office:value="0.000173291788">
            <text:p>1.733E-04</text:p>
          </table:table-cell>
          <table:table-cell office:value-type="float" office:value="0.0000507192308">
            <text:p>5.072E-05</text:p>
          </table:table-cell>
          <table:table-cell office:value-type="float" office:value="0.000113182534">
            <text:p>1.132E-04</text:p>
          </table:table-cell>
          <table:table-cell office:value-type="float" office:value="0.0000310395371">
            <text:p>3.104E-05</text:p>
          </table:table-cell>
          <table:table-cell office:value-type="float" office:value="0.0000774811342">
            <text:p>7.748E-05</text:p>
          </table:table-cell>
          <table:table-cell office:value-type="float" office:value="0.0000206063596">
            <text:p>2.061E-0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00452216715">
            <text:p>4.522E-04</text:p>
          </table:table-cell>
          <table:table-cell office:value-type="float" office:value="0.000272559293">
            <text:p>2.726E-04</text:p>
          </table:table-cell>
          <table:table-cell office:value-type="float" office:value="0.000323030283">
            <text:p>3.230E-04</text:p>
          </table:table-cell>
          <table:table-cell office:value-type="float" office:value="0.000111865927">
            <text:p>1.119E-04</text:p>
          </table:table-cell>
          <table:table-cell office:value-type="float" office:value="0.00020601858">
            <text:p>2.060E-04</text:p>
          </table:table-cell>
          <table:table-cell office:value-type="float" office:value="0.0000621027139">
            <text:p>6.210E-05</text:p>
          </table:table-cell>
          <table:table-cell office:value-type="float" office:value="0.000138767151">
            <text:p>1.388E-04</text:p>
          </table:table-cell>
          <table:table-cell office:value-type="float" office:value="0.0000392938346">
            <text:p>3.929E-05</text:p>
          </table:table-cell>
          <table:table-cell office:value-type="float" office:value="0.0000976298907">
            <text:p>9.763E-05</text:p>
          </table:table-cell>
          <table:table-cell office:value-type="float" office:value="0.0000268303647">
            <text:p>2.683E-0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00487885351">
            <text:p>4.879E-04</text:p>
          </table:table-cell>
          <table:table-cell office:value-type="float" office:value="0.000293067162">
            <text:p>2.931E-04</text:p>
          </table:table-cell>
          <table:table-cell office:value-type="float" office:value="0.000353643787">
            <text:p>3.536E-04</text:p>
          </table:table-cell>
          <table:table-cell office:value-type="float" office:value="0.000124228638">
            <text:p>1.242E-04</text:p>
          </table:table-cell>
          <table:table-cell office:value-type="float" office:value="0.000231058541">
            <text:p>2.311E-04</text:p>
          </table:table-cell>
          <table:table-cell office:value-type="float" office:value="0.0000709166197">
            <text:p>7.092E-05</text:p>
          </table:table-cell>
          <table:table-cell office:value-type="float" office:value="0.000159158852">
            <text:p>1.592E-04</text:p>
          </table:table-cell>
          <table:table-cell office:value-type="float" office:value="0.0000459666953">
            <text:p>4.597E-05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number-columns-repeated="10"/>
        </table:table-row>
        <table:table-row table:style-name="ro1"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Prozente</text:p>
          </table:table-cell>
          <table:table-cell office:value-type="string">
            <text:p>ETMD/(ICD+ETMD) * 100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/>
          <table:table-cell table:formula="of:=[.C2]/([.B2]+[.C2]) *100" office:value-type="float" office:value="38.7134028728554">
            <text:p>3.871E+01</text:p>
          </table:table-cell>
          <table:table-cell/>
          <table:table-cell table:formula="of:=[.E2]/([.D2]+[.E2]) *100" office:value-type="float" office:value="21.7870741855842">
            <text:p>2.179E+01</text:p>
          </table:table-cell>
          <table:table-cell/>
          <table:table-cell table:formula="of:=[.G2]/([.F2]+[.G2]) *100" office:value-type="float" office:value="18.9401573037087">
            <text:p>1.894E+01</text:p>
          </table:table-cell>
          <table:table-cell/>
          <table:table-cell table:formula="of:=[.I2]/([.H2]+[.I2]) *100" office:value-type="float" office:value="17.739712229599">
            <text:p>1.774E+01</text:p>
          </table:table-cell>
          <table:table-cell/>
          <table:table-cell table:formula="of:=[.K2]/[.J2]" office:value-type="float" office:value="0.208262804848756">
            <text:p>2.083E-01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table:formula="of:=[.C3]/([.B3]+[.C3]) *100" office:value-type="float" office:value="38.0466969969589">
            <text:p>3.805E+01</text:p>
          </table:table-cell>
          <table:table-cell/>
          <table:table-cell table:formula="of:=[.E3]/([.D3]+[.E3]) *100" office:value-type="float" office:value="24.3237376754511">
            <text:p>2.432E+01</text:p>
          </table:table-cell>
          <table:table-cell/>
          <table:table-cell table:formula="of:=[.G3]/([.F3]+[.G3]) *100" office:value-type="float" office:value="21.6043150736811">
            <text:p>2.160E+01</text:p>
          </table:table-cell>
          <table:table-cell/>
          <table:table-cell table:formula="of:=[.I3]/([.H3]+[.I3]) *100" office:value-type="float" office:value="20.4537725037111">
            <text:p>2.045E+01</text:p>
          </table:table-cell>
          <table:table-cell/>
          <table:table-cell table:formula="of:=[.K3]/[.J3]" office:value-type="float" office:value="0.249091706154376">
            <text:p>2.491E-01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table:formula="of:=[.C4]/([.B4]+[.C4]) *100" office:value-type="float" office:value="37.7609875197565">
            <text:p>3.776E+01</text:p>
          </table:table-cell>
          <table:table-cell/>
          <table:table-cell table:formula="of:=[.E4]/([.D4]+[.E4]) *100" office:value-type="float" office:value="25.2688219855158">
            <text:p>2.527E+01</text:p>
          </table:table-cell>
          <table:table-cell/>
          <table:table-cell table:formula="of:=[.G4]/([.F4]+[.G4]) *100" office:value-type="float" office:value="22.6413999952756">
            <text:p>2.264E+01</text:p>
          </table:table-cell>
          <table:table-cell/>
          <table:table-cell table:formula="of:=[.I4]/([.H4]+[.I4]) *100" office:value-type="float" office:value="21.5220436534142">
            <text:p>2.152E+01</text:p>
          </table:table-cell>
          <table:table-cell/>
          <table:table-cell table:formula="of:=[.K4]/[.J4]" office:value-type="float" office:value="0.265953251882056">
            <text:p>2.660E-01</text:p>
          </table:table-cell>
        </table:table-row>
        <table:table-row table:style-name="ro1">
          <table:table-cell office:value-type="float" office:value="5">
            <text:p>5</text:p>
          </table:table-cell>
          <table:table-cell/>
          <table:table-cell table:formula="of:=[.C5]/([.B5]+[.C5]) *100" office:value-type="float" office:value="37.6060037848273">
            <text:p>3.761E+01</text:p>
          </table:table-cell>
          <table:table-cell/>
          <table:table-cell table:formula="of:=[.E5]/([.D5]+[.E5]) *100" office:value-type="float" office:value="25.7224423730894">
            <text:p>2.572E+01</text:p>
          </table:table-cell>
          <table:table-cell/>
          <table:table-cell table:formula="of:=[.G5]/([.F5]+[.G5]) *100" office:value-type="float" office:value="23.1621714921166">
            <text:p>2.316E+01</text:p>
          </table:table-cell>
          <table:table-cell/>
          <table:table-cell table:formula="of:=[.I5]/([.H5]+[.I5]) *100" office:value-type="float" office:value="22.0676272612972">
            <text:p>2.207E+01</text:p>
          </table:table-cell>
          <table:table-cell/>
          <table:table-cell table:formula="of:=[.K5]/[.J5]" office:value-type="float" office:value="0.274817112952068">
            <text:p>2.748E-01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table:formula="of:=[.C6]/([.B6]+[.C6]) *100" office:value-type="float" office:value="37.5268863498746">
            <text:p>3.753E+01</text:p>
          </table:table-cell>
          <table:table-cell/>
          <table:table-cell table:formula="of:=[.E6]/([.D6]+[.E6]) *100" office:value-type="float" office:value="25.9961930215999">
            <text:p>2.600E+01</text:p>
          </table:table-cell>
          <table:table-cell/>
          <table:table-cell table:formula="of:=[.G6]/([.F6]+[.G6]) *100" office:value-type="float" office:value="23.4842559684744">
            <text:p>2.348E+01</text:p>
          </table:table-cell>
          <table:table-cell/>
          <table:table-cell table:formula="of:=[.I6]/([.H6]+[.I6]) *100" office:value-type="float" office:value="22.4090543109059">
            <text:p>2.241E+01</text:p>
          </table:table-cell>
          <table:table-cell/>
          <table:table-cell table:formula="of:=[.K6]/[.J6]" office:value-type="float" office:value="0">
            <text:p>#DIV/0!</text:p>
          </table:table-cell>
        </table:table-row>
        <table:table-row table:style-name="ro1">
          <table:table-cell office:value-type="float" office:value="7">
            <text:p>7</text:p>
          </table:table-cell>
          <table:table-cell/>
          <table:table-cell table:formula="of:=[.C7]/[.B7]" office:value-type="float" office:value="0">
            <text:p>#DIV/0!</text:p>
          </table:table-cell>
          <table:table-cell/>
          <table:table-cell table:formula="of:=[.E7]/[.D7]" office:value-type="float" office:value="0">
            <text:p>#DIV/0!</text:p>
          </table:table-cell>
          <table:table-cell/>
          <table:table-cell table:formula="of:=[.G7]/[.F7]" office:value-type="float" office:value="0">
            <text:p>#DIV/0!</text:p>
          </table:table-cell>
          <table:table-cell/>
          <table:table-cell table:formula="of:=[.I7]/[.H7]" office:value-type="float" office:value="0">
            <text:p>#DIV/0!</text:p>
          </table:table-cell>
          <table:table-cell/>
          <table:table-cell table:formula="of:=[.K7]/[.J7]" office:value-type="float" office:value="0">
            <text:p>#DIV/0!</text:p>
          </table:table-cell>
        </table:table-row>
        <table:table-row table:style-name="ro1">
          <table:table-cell office:value-type="float" office:value="8">
            <text:p>8</text:p>
          </table:table-cell>
          <table:table-cell/>
          <table:table-cell table:formula="of:=[.C8]/[.B8]" office:value-type="float" office:value="0">
            <text:p>#DIV/0!</text:p>
          </table:table-cell>
          <table:table-cell/>
          <table:table-cell table:formula="of:=[.E8]/[.D8]" office:value-type="float" office:value="0">
            <text:p>#DIV/0!</text:p>
          </table:table-cell>
          <table:table-cell/>
          <table:table-cell table:formula="of:=[.G8]/[.F8]" office:value-type="float" office:value="0">
            <text:p>#DIV/0!</text:p>
          </table:table-cell>
          <table:table-cell/>
          <table:table-cell table:formula="of:=[.I8]/[.H8]" office:value-type="float" office:value="0">
            <text:p>#DIV/0!</text:p>
          </table:table-cell>
          <table:table-cell/>
          <table:table-cell table:formula="of:=[.K8]/[.J8]" office:value-type="float" office:value="0">
            <text:p>#DIV/0!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>
            <text:p>nicht pro Atom</text:p>
          </table:table-cell>
          <table:table-cell table:number-columns-repeated="9"/>
        </table:table-row>
        <table:table-row table:style-name="ro1">
          <table:table-cell office:value-type="float" office:value="0">
            <text:p>0</text:p>
          </table:table-cell>
          <table:table-cell table:formula="of:=[.B2]*42" office:value-type="float" office:value="0.00789510792">
            <text:p>7.895E-03</text:p>
          </table:table-cell>
          <table:table-cell table:formula="of:=[.C2]*42" office:value-type="float" office:value="0.004987166982">
            <text:p>4.987E-03</text:p>
          </table:table-cell>
          <table:table-cell table:formula="of:=[.D2]*(42+92)" office:value-type="float" office:value="0.017903597156">
            <text:p>1.790E-02</text:p>
          </table:table-cell>
          <table:table-cell table:formula="of:=[.E2]*(42+92)" office:value-type="float" office:value="0.004987244696">
            <text:p>4.987E-03</text:p>
          </table:table-cell>
          <table:table-cell table:formula="of:=[.F2]*162" office:value-type="float" office:value="0.0116817033924">
            <text:p>1.168E-02</text:p>
          </table:table-cell>
          <table:table-cell table:formula="of:=[.G2]*162" office:value-type="float" office:value="0.0027295056648">
            <text:p>2.730E-03</text:p>
          </table:table-cell>
          <table:table-cell table:formula="of:=[.H2]*42" office:value-type="float" office:value="0.0017724461958">
            <text:p>1.772E-03</text:p>
          </table:table-cell>
          <table:table-cell table:formula="of:=[.I2]*42" office:value-type="float" office:value="0.00038223408048">
            <text:p>3.822E-04</text:p>
          </table:table-cell>
          <table:table-cell table:formula="of:=[.J2]*42" office:value-type="float" office:value="0.0011052406764">
            <text:p>1.105E-03</text:p>
          </table:table-cell>
          <table:table-cell table:formula="of:=[.K2]*42" office:value-type="float" office:value="0.0002301805233">
            <text:p>2.302E-0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[.B3]*92" office:value-type="float" office:value="0.029500967112">
            <text:p>2.950E-02</text:p>
          </table:table-cell>
          <table:table-cell table:formula="of:=[.C3]*92" office:value-type="float" office:value="0.01811710276">
            <text:p>1.812E-02</text:p>
          </table:table-cell>
          <table:table-cell table:formula="of:=[.D3]*(92+162)" office:value-type="float" office:value="0.056366895394">
            <text:p>5.637E-02</text:p>
          </table:table-cell>
          <table:table-cell table:formula="of:=[.E3]*(92+162)" office:value-type="float" office:value="0.0181173532496">
            <text:p>1.812E-02</text:p>
          </table:table-cell>
          <table:table-cell table:formula="of:=[.F3]*252" office:value-type="float" office:value="0.032741338392">
            <text:p>3.274E-02</text:p>
          </table:table-cell>
          <table:table-cell table:formula="of:=[.G3]*252" office:value-type="float" office:value="0.0090228714912">
            <text:p>9.023E-03</text:p>
          </table:table-cell>
          <table:table-cell table:formula="of:=[.H3]*92" office:value-type="float" office:value="0.0074680751968">
            <text:p>7.468E-03</text:p>
          </table:table-cell>
          <table:table-cell table:formula="of:=[.I3]*92" office:value-type="float" office:value="0.001920270966">
            <text:p>1.920E-03</text:p>
          </table:table-cell>
          <table:table-cell table:formula="of:=[.J3]*92" office:value-type="float" office:value="0.0049202177484">
            <text:p>4.920E-03</text:p>
          </table:table-cell>
          <table:table-cell table:formula="of:=[.K3]*92" office:value-type="float" office:value="0.0012255854336">
            <text:p>1.226E-03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formula="of:=[.B4]*162" office:value-type="float" office:value="0.064870720614">
            <text:p>6.487E-02</text:p>
          </table:table-cell>
          <table:table-cell table:formula="of:=[.C4]*162" office:value-type="float" office:value="0.039357669312">
            <text:p>3.936E-02</text:p>
          </table:table-cell>
          <table:table-cell table:formula="of:=[.D4]*(162+252)" office:value-type="float" office:value="0.116399456298">
            <text:p>1.164E-01</text:p>
          </table:table-cell>
          <table:table-cell table:formula="of:=[.E4]*(162+252)" office:value-type="float" office:value="0.0393580995048">
            <text:p>3.936E-02</text:p>
          </table:table-cell>
          <table:table-cell table:formula="of:=[.F4]*362" office:value-type="float" office:value="0.062731627256">
            <text:p>6.273E-02</text:p>
          </table:table-cell>
          <table:table-cell table:formula="of:=[.G4]*362" office:value-type="float" office:value="0.0183603615496">
            <text:p>1.836E-02</text:p>
          </table:table-cell>
          <table:table-cell table:formula="of:=[.H4]*162" office:value-type="float" office:value="0.018335570508">
            <text:p>1.834E-02</text:p>
          </table:table-cell>
          <table:table-cell table:formula="of:=[.I4]*162" office:value-type="float" office:value="0.0050284050102">
            <text:p>5.028E-03</text:p>
          </table:table-cell>
          <table:table-cell table:formula="of:=[.J4]*162" office:value-type="float" office:value="0.0125519437404">
            <text:p>1.255E-02</text:p>
          </table:table-cell>
          <table:table-cell table:formula="of:=[.K4]*162" office:value-type="float" office:value="0.0033382302552">
            <text:p>3.338E-03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table:formula="of:=[.B5]*252" office:value-type="float" office:value="0.11395861218">
            <text:p>1.140E-01</text:p>
          </table:table-cell>
          <table:table-cell table:formula="of:=[.C5]*252" office:value-type="float" office:value="0.068684941836">
            <text:p>6.868E-02</text:p>
          </table:table-cell>
          <table:table-cell table:formula="of:=[.D5]*(252+362)" office:value-type="float" office:value="0.198340593762">
            <text:p>1.983E-01</text:p>
          </table:table-cell>
          <table:table-cell table:formula="of:=[.E5]*(252+362)" office:value-type="float" office:value="0.068685679178">
            <text:p>6.869E-02</text:p>
          </table:table-cell>
          <table:table-cell table:formula="of:=[.F5]*492" office:value-type="float" office:value="0.10136114136">
            <text:p>1.014E-01</text:p>
          </table:table-cell>
          <table:table-cell table:formula="of:=[.G5]*492" office:value-type="float" office:value="0.0305545352388">
            <text:p>3.055E-02</text:p>
          </table:table-cell>
          <table:table-cell table:formula="of:=[.H5]*252" office:value-type="float" office:value="0.034969322052">
            <text:p>3.497E-02</text:p>
          </table:table-cell>
          <table:table-cell table:formula="of:=[.I5]*252" office:value-type="float" office:value="0.0099020463192">
            <text:p>9.902E-03</text:p>
          </table:table-cell>
          <table:table-cell table:formula="of:=[.J5]*252" office:value-type="float" office:value="0.0246027324564">
            <text:p>2.460E-02</text:p>
          </table:table-cell>
          <table:table-cell table:formula="of:=[.K5]*252" office:value-type="float" office:value="0.0067612519044">
            <text:p>6.761E-03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table:formula="of:=[.B6]*362" office:value-type="float" office:value="0.176614497062">
            <text:p>1.766E-01</text:p>
          </table:table-cell>
          <table:table-cell table:formula="of:=[.C6]*362" office:value-type="float" office:value="0.106090312644">
            <text:p>1.061E-01</text:p>
          </table:table-cell>
          <table:table-cell table:formula="of:=[.D6]*(362+492)" office:value-type="float" office:value="0.302011794098">
            <text:p>3.020E-01</text:p>
          </table:table-cell>
          <table:table-cell table:formula="of:=[.E6]*(362+492)" office:value-type="float" office:value="0.106091256852">
            <text:p>1.061E-01</text:p>
          </table:table-cell>
          <table:table-cell table:formula="of:=[.F6]*642" office:value-type="float" office:value="0.148339583322">
            <text:p>1.483E-01</text:p>
          </table:table-cell>
          <table:table-cell table:formula="of:=[.G6]*642" office:value-type="float" office:value="0.0455284698474">
            <text:p>4.553E-02</text:p>
          </table:table-cell>
          <table:table-cell table:formula="of:=[.H6]*362" office:value-type="float" office:value="0.057615504424">
            <text:p>5.762E-02</text:p>
          </table:table-cell>
          <table:table-cell table:formula="of:=[.I6]*362" office:value-type="float" office:value="0.0166399436986">
            <text:p>1.664E-02</text:p>
          </table:table-cell>
          <table:table-cell table:formula="of:=[.J6]*362" office:value-type="float" office:value="0">
            <text:p>0.000E+00</text:p>
          </table:table-cell>
          <table:table-cell table:formula="of:=[.K6]*362" office:value-type="float" office:value="0">
            <text:p>0.000E+0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>
            <draw:frame table:end-cell-address="Ikosaeder.K52" table:end-x="2.179cm" table:end-y="0.064cm" draw:z-index="0" draw:style-name="gr1" svg:width="22.382cm" svg:height="9.942cm" svg:x="0.12cm" svg:y="0.286cm">
              <draw:object draw:notify-on-update-of-ranges="Ikosaeder.A22:Ikosaeder.A26 Ikosaeder.B22:Ikosaeder.B26 Ikosaeder.A22:Ikosaeder.A26 Ikosaeder.C22:Ikosaeder.C26 Ikosaeder.A22:Ikosaeder.A26 Ikosaeder.D22:Ikosaeder.D26 Ikosaeder.A22:Ikosaeder.A26 Ikosaeder.E22:Ikosaeder.E26 Ikosaeder.A22:Ikosaeder.A26 Ikosaeder.F22:Ikosaeder.F26 Ikosaeder.A22:Ikosaeder.A26 Ikosaeder.G22:Ikosaeder.G26 Ikosaeder.A22:Ikosaeder.A26 Ikosaeder.H22:Ikosaeder.H26 Ikosaeder.A22:Ikosaeder.A26 Ikosaeder.I22:Ikosaeder.I26 Ikosaeder.A22:Ikosaeder.A26 Ikosaeder.J22:Ikosaeder.J26 Ikosaeder.A22:Ikosaeder.A26 Ikosaeder.K22:Ikosaeder.K26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9"/>
        </table:table-row>
        <table:table-row table:style-name="ro1" table:number-rows-repeated="65517">
          <table:table-cell table:number-columns-repeated="11"/>
        </table:table-row>
        <table:table-row table:style-name="ro1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4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scientific-number number:decimal-places="3" number:min-integer-digits="1" number:min-exponent-digits="2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3">23.04.2014</text:date>, <text:time>23:14:3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Unix OpenOffice.org_project/341m1$Build-9593</meta:generator>
    <dc:date>2014-04-23T23:14:38</dc:date>
    <meta:editing-duration>PT14H58M9S</meta:editing-duration>
    <meta:editing-cycles>18</meta:editing-cycles>
    <meta:document-statistic meta:table-count="2" meta:cell-count="380" meta:object-count="2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">
      <number:scientific-number number:decimal-places="3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8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108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 style:data-style-name="N108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4" style:family="chart" style:data-style-name="N108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5" style:family="chart" style:data-style-name="N108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6" style:family="chart" style:data-style-name="N108">
      <style:chart-properties chart:symbol-type="named-symbol" chart:symbol-name="arrow-left" chart:symbol-width="0.25cm" chart:symbol-height="0.25cm"/>
      <style:graphic-properties svg:stroke-width="0.088cm" svg:stroke-color="#83caff" draw:fill-color="#83caff"/>
      <style:text-properties fo:font-size="6pt" style:font-size-asian="6pt" style:font-size-complex="6pt"/>
    </style:style>
    <style:style style:name="ch17" style:family="chart" style:data-style-name="N108">
      <style:chart-properties chart:symbol-type="named-symbol" chart:symbol-name="bow-tie" chart:symbol-width="0.25cm" chart:symbol-height="0.25cm"/>
      <style:graphic-properties svg:stroke-width="0.088cm" svg:stroke-color="#314004" draw:fill-color="#314004"/>
      <style:text-properties fo:font-size="6pt" style:font-size-asian="6pt" style:font-size-complex="6pt"/>
    </style:style>
    <style:style style:name="ch18" style:family="chart" style:data-style-name="N108">
      <style:chart-properties chart:symbol-type="named-symbol" chart:symbol-name="hourglass" chart:symbol-width="0.25cm" chart:symbol-height="0.25cm"/>
      <style:graphic-properties svg:stroke-width="0.088cm" svg:stroke-color="#aecf00" draw:fill-color="#aecf00"/>
      <style:text-properties fo:font-size="6pt" style:font-size-asian="6pt" style:font-size-complex="6pt"/>
    </style:style>
    <style:style style:name="ch19" style:family="chart" style:data-style-name="N108">
      <style:chart-properties chart:symbol-type="named-symbol" chart:symbol-name="square" chart:symbol-width="0.25cm" chart:symbol-height="0.25cm"/>
      <style:graphic-properties svg:stroke-width="0.088cm" svg:stroke-color="#4b1f6f" draw:fill-color="#4b1f6f"/>
      <style:text-properties fo:font-size="6pt" style:font-size-asian="6pt" style:font-size-complex="6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8.84cm" svg:height="12.353cm" xlink:href=".." xlink:type="simple" chart:class="chart:scatter" chart:style-name="ch1">
        <chart:title svg:x="7.775cm" svg:y="0.382cm" chart:style-name="ch2">
          <text:p>Absolute Werte</text:p>
        </chart:title>
        <chart:subtitle svg:x="7.873cm" svg:y="1.415cm" chart:style-name="ch3">
          <text:p>nicht pro Ar Atom</text:p>
        </chart:subtitle>
        <chart:legend chart:legend-position="end" svg:x="16.437cm" svg:y="4.231cm" style:legend-expansion="high" chart:style-name="ch4"/>
        <chart:plot-area chart:style-name="ch5" table:cell-range-address="FCC.A22:FCC.J26" svg:x="1.374cm" svg:y="2.574cm" svg:width="14.311cm" svg:height="8.564cm">
          <chartooo:coordinate-region svg:x="2.998cm" svg:y="2.736cm" svg:width="12.45cm" svg:height="7.832cm"/>
          <chart:axis chart:dimension="x" chart:name="primary-x" chart:style-name="ch6">
            <chart:title svg:x="7.446cm" svg:y="11.386cm" chart:style-name="ch7">
              <text:p># Ar Schichten</text:p>
            </chart:title>
          </chart:axis>
          <chart:axis chart:dimension="y" chart:name="primary-y" chart:style-name="ch8">
            <chart:title svg:x="0.451cm" svg:y="7.478cm" chart:style-name="ch9">
              <text:p>Gamma</text:p>
            </chart:title>
            <chart:grid chart:style-name="ch10" chart:class="major"/>
          </chart:axis>
          <chart:series chart:style-name="ch11" chart:values-cell-range-address="FCC.B22:FCC.B26" chart:class="chart:scatter">
            <chart:domain table:cell-range-address="FCC.A22:FCC.A26"/>
            <chart:data-point chart:repeated="5"/>
          </chart:series>
          <chart:series chart:style-name="ch12" chart:values-cell-range-address="FCC.C22:FCC.C26" chart:class="chart:scatter">
            <chart:data-point chart:repeated="5"/>
          </chart:series>
          <chart:series chart:style-name="ch13" chart:values-cell-range-address="FCC.D22:FCC.D26" chart:class="chart:scatter">
            <chart:data-point chart:repeated="5"/>
          </chart:series>
          <chart:series chart:style-name="ch14" chart:values-cell-range-address="FCC.E22:FCC.E26" chart:class="chart:scatter">
            <chart:data-point chart:repeated="5"/>
          </chart:series>
          <chart:series chart:style-name="ch15" chart:values-cell-range-address="FCC.F22:FCC.F26" chart:class="chart:scatter">
            <chart:data-point chart:repeated="5"/>
          </chart:series>
          <chart:series chart:style-name="ch16" chart:values-cell-range-address="FCC.G22:FCC.G26" chart:class="chart:scatter">
            <chart:data-point chart:repeated="5"/>
          </chart:series>
          <chart:series chart:style-name="ch17" chart:values-cell-range-address="FCC.H22:FCC.H26" chart:class="chart:scatter">
            <chart:data-point chart:repeated="5"/>
          </chart:series>
          <chart:series chart:style-name="ch18" chart:values-cell-range-address="FCC.I22:FCC.I26" chart:class="chart:scatter">
            <chart:data-point chart:repeated="5"/>
          </chart:series>
          <chart:series chart:style-name="ch19" chart:values-cell-range-address="FCC.J22:FCC.J26" chart:class="chart:scatter">
            <chart:data-point chart:repeated="5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B</text:p>
              </table:table-cell>
              <table:table-cell office:value-type="string">
                <text:p>Spalte C</text:p>
              </table:table-cell>
              <table:table-cell office:value-type="string">
                <text:p>Spalte D</text:p>
              </table:table-cell>
              <table:table-cell office:value-type="string">
                <text:p>Spalte E</text:p>
              </table:table-cell>
              <table:table-cell office:value-type="string">
                <text:p>Spalte F</text:p>
              </table:table-cell>
              <table:table-cell office:value-type="string">
                <text:p>Spalte G</text:p>
              </table:table-cell>
              <table:table-cell office:value-type="string">
                <text:p>Spalte H</text:p>
              </table:table-cell>
              <table:table-cell office:value-type="string">
                <text:p>Spalte I</text:p>
              </table:table-cell>
              <table:table-cell office:value-type="string">
                <text:p>Spalte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FCC.A22:FCC.A26</svg:desc>
                </draw:g>
              </table:table-cell>
              <table:table-cell office:value-type="float" office:value="0.007795799634">
                <text:p>0.007795799634</text:p>
                <draw:g>
                  <svg:desc>FCC.B22:FCC.B26</svg:desc>
                </draw:g>
              </table:table-cell>
              <table:table-cell office:value-type="float" office:value="0.007255401216">
                <text:p>0.007255401216</text:p>
                <draw:g>
                  <svg:desc>FCC.C22:FCC.C26</svg:desc>
                </draw:g>
              </table:table-cell>
              <table:table-cell office:value-type="float" office:value="0.006034699104">
                <text:p>0.006034699104</text:p>
                <draw:g>
                  <svg:desc>FCC.D22:FCC.D26</svg:desc>
                </draw:g>
              </table:table-cell>
              <table:table-cell office:value-type="float" office:value="0.0022746346728">
                <text:p>0.0022746346728</text:p>
                <draw:g>
                  <svg:desc>FCC.E22:FCC.E26</svg:desc>
                </draw:g>
              </table:table-cell>
              <table:table-cell office:value-type="float" office:value="0.0033083884764">
                <text:p>0.0033083884764</text:p>
                <draw:g>
                  <svg:desc>FCC.F22:FCC.F26</svg:desc>
                </draw:g>
              </table:table-cell>
              <table:table-cell office:value-type="float" office:value="0.001029733152">
                <text:p>0.001029733152</text:p>
                <draw:g>
                  <svg:desc>FCC.G22:FCC.G26</svg:desc>
                </draw:g>
              </table:table-cell>
              <table:table-cell office:value-type="float" office:value="0.0019507837566">
                <text:p>0.0019507837566</text:p>
                <draw:g>
                  <svg:desc>FCC.H22:FCC.H26</svg:desc>
                </draw:g>
              </table:table-cell>
              <table:table-cell office:value-type="float" office:value="0.0005562062856">
                <text:p>0.0005562062856</text:p>
                <draw:g>
                  <svg:desc>FCC.I22:FCC.I26</svg:desc>
                </draw:g>
              </table:table-cell>
              <table:table-cell office:value-type="float" office:value="0.0012210928338">
                <text:p>0.0012210928338</text:p>
                <draw:g>
                  <svg:desc>FCC.J22:FCC.J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0.03061019676">
                <text:p>0.03061019676</text:p>
              </table:table-cell>
              <table:table-cell office:value-type="float" office:value="0.025190458544">
                <text:p>0.025190458544</text:p>
              </table:table-cell>
              <table:table-cell office:value-type="float" office:value="0.022241011408">
                <text:p>0.022241011408</text:p>
              </table:table-cell>
              <table:table-cell office:value-type="float" office:value="0.0091261916936">
                <text:p>0.0091261916936</text:p>
              </table:table-cell>
              <table:table-cell office:value-type="float" office:value="0.013195940788">
                <text:p>0.013195940788</text:p>
              </table:table-cell>
              <table:table-cell office:value-type="float" office:value="0.0045811305056">
                <text:p>0.0045811305056</text:p>
              </table:table-cell>
              <table:table-cell office:value-type="float" office:value="0.0083013000516">
                <text:p>0.0083013000516</text:p>
              </table:table-cell>
              <table:table-cell office:value-type="float" office:value="0.0026705670024">
                <text:p>0.0026705670024</text:p>
              </table:table-cell>
              <table:table-cell office:value-type="float" office:value="0.00548740233">
                <text:p>0.005487402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8">
                <text:p>78</text:p>
              </table:table-cell>
              <table:table-cell office:value-type="float" office:value="0.068473376406">
                <text:p>0.068473376406</text:p>
              </table:table-cell>
              <table:table-cell office:value-type="float" office:value="0.0537533577">
                <text:p>0.0537533577</text:p>
              </table:table-cell>
              <table:table-cell office:value-type="float" office:value="0.050209510014">
                <text:p>0.050209510014</text:p>
              </table:table-cell>
              <table:table-cell office:value-type="float" office:value="0.021038526414">
                <text:p>0.021038526414</text:p>
              </table:table-cell>
              <table:table-cell office:value-type="float" office:value="0.031314121776">
                <text:p>0.031314121776</text:p>
              </table:table-cell>
              <table:table-cell office:value-type="float" office:value="0.0112241607012">
                <text:p>0.0112241607012</text:p>
              </table:table-cell>
              <table:table-cell office:value-type="float" office:value="0">
                <text:p>0</text:p>
              </table:table-cell>
              <table:table-cell office:value-type="float" office:value="0.0068690414772">
                <text:p>0.0068690414772</text:p>
              </table:table-cell>
              <table:table-cell office:value-type="float" office:value="0.0141323834052">
                <text:p>0.01413238340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4">
                <text:p>144</text:p>
              </table:table-cell>
              <table:table-cell office:value-type="float" office:value="0.121327922772">
                <text:p>0.121327922772</text:p>
              </table:table-cell>
              <table:table-cell office:value-type="float" office:value="0.092916187812">
                <text:p>0.092916187812</text:p>
              </table:table-cell>
              <table:table-cell office:value-type="float" office:value="0.090198109512">
                <text:p>0.090198109512</text:p>
              </table:table-cell>
              <table:table-cell office:value-type="float" office:value="0.038142939996">
                <text:p>0.038142939996</text:p>
              </table:table-cell>
              <table:table-cell office:value-type="float" office:value="0.058179234204">
                <text:p>0.058179234204</text:p>
              </table:table-cell>
              <table:table-cell office:value-type="float" office:value="0.0211751689716">
                <text:p>0.0211751689716</text:p>
              </table:table-cell>
              <table:table-cell office:value-type="float" office:value="0.039428006688">
                <text:p>0.039428006688</text:p>
              </table:table-cell>
              <table:table-cell office:value-type="float" office:value="0.0133980173712">
                <text:p>0.0133980173712</text:p>
              </table:table-cell>
              <table:table-cell office:value-type="float" office:value="0.02782166814">
                <text:p>0.027821668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0">
                <text:p>230</text:p>
              </table:table-cell>
              <table:table-cell office:value-type="float" office:value="0.189190879518">
                <text:p>0.189190879518</text:p>
              </table:table-cell>
              <table:table-cell office:value-type="float" office:value="0.142671038904">
                <text:p>0.142671038904</text:p>
              </table:table-cell>
              <table:table-cell office:value-type="float" office:value="0.14231731712">
                <text:p>0.14231731712</text:p>
              </table:table-cell>
              <table:table-cell office:value-type="float" office:value="0.060488558692">
                <text:p>0.060488558692</text:p>
              </table:table-cell>
              <table:table-cell office:value-type="float" office:value="0.094016298584">
                <text:p>0.094016298584</text:p>
              </table:table-cell>
              <table:table-cell office:value-type="float" office:value="0.034530248212">
                <text:p>0.034530248212</text:p>
              </table:table-cell>
              <table:table-cell office:value-type="float" office:value="0.06515256271">
                <text:p>0.06515256271</text:p>
              </table:table-cell>
              <table:table-cell office:value-type="float" office:value="0.0223818528898">
                <text:p>0.022381852889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">
      <number:scientific-number number:decimal-places="3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108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108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 style:data-style-name="N108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3" style:family="chart" style:data-style-name="N108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4" style:family="chart" style:data-style-name="N108">
      <style:chart-properties chart:symbol-type="named-symbol" chart:symbol-name="arrow-left" chart:symbol-width="0.25cm" chart:symbol-height="0.25cm"/>
      <style:graphic-properties svg:stroke-width="0.088cm" svg:stroke-color="#83caff" draw:fill-color="#83caff"/>
      <style:text-properties fo:font-size="6pt" style:font-size-asian="6pt" style:font-size-complex="6pt"/>
    </style:style>
    <style:style style:name="ch15" style:family="chart" style:data-style-name="N108">
      <style:chart-properties chart:symbol-type="named-symbol" chart:symbol-name="bow-tie" chart:symbol-width="0.25cm" chart:symbol-height="0.25cm"/>
      <style:graphic-properties svg:stroke-width="0.088cm" svg:stroke-color="#314004" draw:fill-color="#314004"/>
      <style:text-properties fo:font-size="6pt" style:font-size-asian="6pt" style:font-size-complex="6pt"/>
    </style:style>
    <style:style style:name="ch16" style:family="chart" style:data-style-name="N108">
      <style:chart-properties chart:symbol-type="named-symbol" chart:symbol-name="hourglass" chart:symbol-width="0.25cm" chart:symbol-height="0.25cm"/>
      <style:graphic-properties svg:stroke-width="0.088cm" svg:stroke-color="#aecf00" draw:fill-color="#aecf00"/>
      <style:text-properties fo:font-size="6pt" style:font-size-asian="6pt" style:font-size-complex="6pt"/>
    </style:style>
    <style:style style:name="ch17" style:family="chart" style:data-style-name="N108">
      <style:chart-properties chart:symbol-type="named-symbol" chart:symbol-name="square" chart:symbol-width="0.25cm" chart:symbol-height="0.25cm"/>
      <style:graphic-properties svg:stroke-width="0.088cm" svg:stroke-color="#4b1f6f" draw:fill-color="#4b1f6f"/>
      <style:text-properties fo:font-size="6pt" style:font-size-asian="6pt" style:font-size-complex="6pt"/>
    </style:style>
    <style:style style:name="ch18" style:family="chart" style:data-style-name="N108">
      <style:chart-properties chart:symbol-type="named-symbol" chart:symbol-name="diamond" chart:symbol-width="0.25cm" chart:symbol-height="0.25cm"/>
      <style:graphic-properties svg:stroke-width="0.088cm" svg:stroke-color="#ff950e" draw:fill-color="#ff950e"/>
      <style:text-properties fo:font-size="6pt" style:font-size-asian="6pt" style:font-size-complex="6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2.383cm" svg:height="10.32cm" xlink:href=".." xlink:type="simple" chart:class="chart:scatter" chart:style-name="ch1">
        <chart:title svg:x="8.217cm" svg:y="0.219cm" chart:style-name="ch2">
          <text:p>absolute Werte (nicht pro Ar)</text:p>
        </chart:title>
        <chart:legend chart:legend-position="end" svg:x="19.98cm" svg:y="3.005cm" style:legend-expansion="high" chart:style-name="ch3"/>
        <chart:plot-area chart:style-name="ch4" table:cell-range-address="Ikosaeder.A22:Ikosaeder.K26" svg:x="1.445cm" svg:y="1.744cm" svg:width="17.641cm" svg:height="7.95cm">
          <chartooo:coordinate-region svg:x="3.069cm" svg:y="1.905cm" svg:width="15.78cm" svg:height="7.219cm"/>
          <chart:axis chart:dimension="x" chart:name="primary-x" chart:style-name="ch5"/>
          <chart:axis chart:dimension="y" chart:name="primary-y" chart:style-name="ch6">
            <chart:title svg:x="0.451cm" svg:y="6.341cm" chart:style-name="ch7">
              <text:p>Gamma</text:p>
            </chart:title>
            <chart:grid chart:style-name="ch8" chart:class="major"/>
          </chart:axis>
          <chart:series chart:style-name="ch9" chart:values-cell-range-address="Ikosaeder.B22:Ikosaeder.B26" chart:class="chart:scatter">
            <chart:domain table:cell-range-address="Ikosaeder.A22:Ikosaeder.A26"/>
            <chart:data-point chart:repeated="5"/>
          </chart:series>
          <chart:series chart:style-name="ch10" chart:values-cell-range-address="Ikosaeder.C22:Ikosaeder.C26" chart:class="chart:scatter">
            <chart:data-point chart:repeated="5"/>
          </chart:series>
          <chart:series chart:style-name="ch11" chart:values-cell-range-address="Ikosaeder.D22:Ikosaeder.D26" chart:class="chart:scatter">
            <chart:data-point chart:repeated="5"/>
          </chart:series>
          <chart:series chart:style-name="ch12" chart:values-cell-range-address="Ikosaeder.E22:Ikosaeder.E26" chart:class="chart:scatter">
            <chart:data-point chart:repeated="5"/>
          </chart:series>
          <chart:series chart:style-name="ch13" chart:values-cell-range-address="Ikosaeder.F22:Ikosaeder.F26" chart:class="chart:scatter">
            <chart:data-point chart:repeated="5"/>
          </chart:series>
          <chart:series chart:style-name="ch14" chart:values-cell-range-address="Ikosaeder.G22:Ikosaeder.G26" chart:class="chart:scatter">
            <chart:data-point chart:repeated="5"/>
          </chart:series>
          <chart:series chart:style-name="ch15" chart:values-cell-range-address="Ikosaeder.H22:Ikosaeder.H26" chart:class="chart:scatter">
            <chart:data-point chart:repeated="5"/>
          </chart:series>
          <chart:series chart:style-name="ch16" chart:values-cell-range-address="Ikosaeder.I22:Ikosaeder.I26" chart:class="chart:scatter">
            <chart:data-point chart:repeated="5"/>
          </chart:series>
          <chart:series chart:style-name="ch17" chart:values-cell-range-address="Ikosaeder.J22:Ikosaeder.J26" chart:class="chart:scatter">
            <chart:data-point chart:repeated="5"/>
          </chart:series>
          <chart:series chart:style-name="ch18" chart:values-cell-range-address="Ikosaeder.K22:Ikosaeder.K26" chart:class="chart:scatter">
            <chart:data-point chart:repeated="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B</text:p>
              </table:table-cell>
              <table:table-cell office:value-type="string">
                <text:p>Spalte C</text:p>
              </table:table-cell>
              <table:table-cell office:value-type="string">
                <text:p>Spalte D</text:p>
              </table:table-cell>
              <table:table-cell office:value-type="string">
                <text:p>Spalte E</text:p>
              </table:table-cell>
              <table:table-cell office:value-type="string">
                <text:p>Spalte F</text:p>
              </table:table-cell>
              <table:table-cell office:value-type="string">
                <text:p>Spalte G</text:p>
              </table:table-cell>
              <table:table-cell office:value-type="string">
                <text:p>Spalte H</text:p>
              </table:table-cell>
              <table:table-cell office:value-type="string">
                <text:p>Spalte I</text:p>
              </table:table-cell>
              <table:table-cell office:value-type="string">
                <text:p>Spalte J</text:p>
              </table:table-cell>
              <table:table-cell office:value-type="string">
                <text:p>Spalte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Ikosaeder.A22:Ikosaeder.A26</svg:desc>
                </draw:g>
              </table:table-cell>
              <table:table-cell office:value-type="float" office:value="0.00789510792">
                <text:p>0.00789510792</text:p>
                <draw:g>
                  <svg:desc>Ikosaeder.B22:Ikosaeder.B26</svg:desc>
                </draw:g>
              </table:table-cell>
              <table:table-cell office:value-type="float" office:value="0.004987166982">
                <text:p>0.004987166982</text:p>
                <draw:g>
                  <svg:desc>Ikosaeder.C22:Ikosaeder.C26</svg:desc>
                </draw:g>
              </table:table-cell>
              <table:table-cell office:value-type="float" office:value="0.017903597156">
                <text:p>0.017903597156</text:p>
                <draw:g>
                  <svg:desc>Ikosaeder.D22:Ikosaeder.D26</svg:desc>
                </draw:g>
              </table:table-cell>
              <table:table-cell office:value-type="float" office:value="0.004987244696">
                <text:p>0.004987244696</text:p>
                <draw:g>
                  <svg:desc>Ikosaeder.E22:Ikosaeder.E26</svg:desc>
                </draw:g>
              </table:table-cell>
              <table:table-cell office:value-type="float" office:value="0.0116817033924">
                <text:p>0.0116817033924</text:p>
                <draw:g>
                  <svg:desc>Ikosaeder.F22:Ikosaeder.F26</svg:desc>
                </draw:g>
              </table:table-cell>
              <table:table-cell office:value-type="float" office:value="0.0027295056648">
                <text:p>0.0027295056648</text:p>
                <draw:g>
                  <svg:desc>Ikosaeder.G22:Ikosaeder.G26</svg:desc>
                </draw:g>
              </table:table-cell>
              <table:table-cell office:value-type="float" office:value="0.0017724461958">
                <text:p>0.0017724461958</text:p>
                <draw:g>
                  <svg:desc>Ikosaeder.H22:Ikosaeder.H26</svg:desc>
                </draw:g>
              </table:table-cell>
              <table:table-cell office:value-type="float" office:value="0.00038223408048">
                <text:p>0.00038223408048</text:p>
                <draw:g>
                  <svg:desc>Ikosaeder.I22:Ikosaeder.I26</svg:desc>
                </draw:g>
              </table:table-cell>
              <table:table-cell office:value-type="float" office:value="0.0011052406764">
                <text:p>0.0011052406764</text:p>
                <draw:g>
                  <svg:desc>Ikosaeder.J22:Ikosaeder.J26</svg:desc>
                </draw:g>
              </table:table-cell>
              <table:table-cell office:value-type="float" office:value="0.0002301805233">
                <text:p>0.0002301805233</text:p>
                <draw:g>
                  <svg:desc>Ikosaeder.K22:Ikosaeder.K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29500967112">
                <text:p>0.029500967112</text:p>
              </table:table-cell>
              <table:table-cell office:value-type="float" office:value="0.01811710276">
                <text:p>0.01811710276</text:p>
              </table:table-cell>
              <table:table-cell office:value-type="float" office:value="0.056366895394">
                <text:p>0.056366895394</text:p>
              </table:table-cell>
              <table:table-cell office:value-type="float" office:value="0.0181173532496">
                <text:p>0.0181173532496</text:p>
              </table:table-cell>
              <table:table-cell office:value-type="float" office:value="0.032741338392">
                <text:p>0.032741338392</text:p>
              </table:table-cell>
              <table:table-cell office:value-type="float" office:value="0.0090228714912">
                <text:p>0.0090228714912</text:p>
              </table:table-cell>
              <table:table-cell office:value-type="float" office:value="0.0074680751968">
                <text:p>0.0074680751968</text:p>
              </table:table-cell>
              <table:table-cell office:value-type="float" office:value="0.001920270966">
                <text:p>0.001920270966</text:p>
              </table:table-cell>
              <table:table-cell office:value-type="float" office:value="0.0049202177484">
                <text:p>0.0049202177484</text:p>
              </table:table-cell>
              <table:table-cell office:value-type="float" office:value="0.0012255854336">
                <text:p>0.00122558543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0.064870720614">
                <text:p>0.064870720614</text:p>
              </table:table-cell>
              <table:table-cell office:value-type="float" office:value="0.039357669312">
                <text:p>0.039357669312</text:p>
              </table:table-cell>
              <table:table-cell office:value-type="float" office:value="0.116399456298">
                <text:p>0.116399456298</text:p>
              </table:table-cell>
              <table:table-cell office:value-type="float" office:value="0.0393580995048">
                <text:p>0.0393580995048</text:p>
              </table:table-cell>
              <table:table-cell office:value-type="float" office:value="0.062731627256">
                <text:p>0.062731627256</text:p>
              </table:table-cell>
              <table:table-cell office:value-type="float" office:value="0.0183603615496">
                <text:p>0.0183603615496</text:p>
              </table:table-cell>
              <table:table-cell office:value-type="float" office:value="0.018335570508">
                <text:p>0.018335570508</text:p>
              </table:table-cell>
              <table:table-cell office:value-type="float" office:value="0.0050284050102">
                <text:p>0.0050284050102</text:p>
              </table:table-cell>
              <table:table-cell office:value-type="float" office:value="0.0125519437404">
                <text:p>0.0125519437404</text:p>
              </table:table-cell>
              <table:table-cell office:value-type="float" office:value="0.0033382302552">
                <text:p>0.00333823025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0">
                <text:p>120</text:p>
              </table:table-cell>
              <table:table-cell office:value-type="float" office:value="0.11395861218">
                <text:p>0.11395861218</text:p>
              </table:table-cell>
              <table:table-cell office:value-type="float" office:value="0.068684941836">
                <text:p>0.068684941836</text:p>
              </table:table-cell>
              <table:table-cell office:value-type="float" office:value="0.198340593762">
                <text:p>0.198340593762</text:p>
              </table:table-cell>
              <table:table-cell office:value-type="float" office:value="0.068685679178">
                <text:p>0.068685679178</text:p>
              </table:table-cell>
              <table:table-cell office:value-type="float" office:value="0.10136114136">
                <text:p>0.10136114136</text:p>
              </table:table-cell>
              <table:table-cell office:value-type="float" office:value="0.0305545352388">
                <text:p>0.0305545352388</text:p>
              </table:table-cell>
              <table:table-cell office:value-type="float" office:value="0.034969322052">
                <text:p>0.034969322052</text:p>
              </table:table-cell>
              <table:table-cell office:value-type="float" office:value="0.0099020463192">
                <text:p>0.0099020463192</text:p>
              </table:table-cell>
              <table:table-cell office:value-type="float" office:value="0.0246027324564">
                <text:p>0.0246027324564</text:p>
              </table:table-cell>
              <table:table-cell office:value-type="float" office:value="0.0067612519044">
                <text:p>0.00676125190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0.176614497062">
                <text:p>0.176614497062</text:p>
              </table:table-cell>
              <table:table-cell office:value-type="float" office:value="0.106090312644">
                <text:p>0.106090312644</text:p>
              </table:table-cell>
              <table:table-cell office:value-type="float" office:value="0.302011794098">
                <text:p>0.302011794098</text:p>
              </table:table-cell>
              <table:table-cell office:value-type="float" office:value="0.106091256852">
                <text:p>0.106091256852</text:p>
              </table:table-cell>
              <table:table-cell office:value-type="float" office:value="0.148339583322">
                <text:p>0.148339583322</text:p>
              </table:table-cell>
              <table:table-cell office:value-type="float" office:value="0.0455284698474">
                <text:p>0.0455284698474</text:p>
              </table:table-cell>
              <table:table-cell office:value-type="float" office:value="0.057615504424">
                <text:p>0.057615504424</text:p>
              </table:table-cell>
              <table:table-cell office:value-type="float" office:value="0.0166399436986">
                <text:p>0.01663994369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